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Fonts/Font_Liberation_Sans_4.ttf" manifest:media-type="application/x-font-ttf"/>
  <manifest:file-entry manifest:full-path="Fonts/Font_Liberation_Serif_4.ttf" manifest:media-type="application/x-font-ttf"/>
  <manifest:file-entry manifest:full-path="Fonts/Font_Liberation_Sans_2.ttf" manifest:media-type="application/x-font-ttf"/>
  <manifest:file-entry manifest:full-path="Fonts/Font_DejaVu_Sans_2.ttf" manifest:media-type="application/x-font-ttf"/>
  <manifest:file-entry manifest:full-path="Fonts/Font_Liberation_Serif_2.ttf" manifest:media-type="application/x-font-ttf"/>
  <manifest:file-entry manifest:full-path="Fonts/Font_Liberation_Sans_3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1.ttf" manifest:media-type="application/x-font-ttf"/>
  <manifest:file-entry manifest:full-path="Fonts/Font_DejaVu_Sans_1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ed_20__28_var_29_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8.708cm"/>
    </style:style>
    <style:style style:name="gr11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fo:font-size="18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6f3c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loext:graphic-properties draw:fill="solid" draw:fill-color="#27b376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bf212f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8pt" style:font-weight-asian="normal" style:font-size-complex="18pt"/>
    </style:style>
    <style:style style:name="T1" style:family="text">
      <style:text-properties fo:color="#ab0d1b" fo:font-size="18pt" style:font-size-asian="18pt" style:font-weight-asian="normal" style:font-size-complex="18pt"/>
    </style:style>
    <style:style style:name="T2" style:family="text">
      <style:text-properties fo:color="#ab0d1b" fo:font-size="18pt" fo:font-weight="bold" style:font-size-asian="18pt" style:font-weight-asian="normal" style:font-size-complex="18pt"/>
    </style:style>
    <style:style style:name="T3" style:family="text">
      <style:text-properties fo:color="#006f3c"/>
    </style:style>
    <style:style style:name="T4" style:family="text">
      <style:text-properties fo:color="#bf212f"/>
    </style:style>
    <style:style style:name="T5" style:family="text">
      <style:text-properties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Upload the dataset to a public 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Write extensive</text:p>
          <text:p text:style-name="P1">docu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Force consumer</text:p>
          <text:p text:style-name="P1">to go through</text:p>
          <text:p text:style-name="P1">convoluted step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Consumer</text:p>
          <text:p text:style-name="P1">struggles</text:p>
          <text:p text:style-name="P1">and asks for hel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Spend human</text:p>
          <text:p text:style-name="P1">resource</text:p>
          <text:p text:style-name="P1">to provide help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 by the consum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frame draw:style-name="gr9" draw:text-style-name="P8" draw:layer="layout" svg:width="4.445cm" svg:height="1.673cm" svg:x="23.812cm" svg:y="6.657cm">
          <draw:text-box>
            <text:p><text:span text:style-name="T3">With ParData</text:span></text:p>
          </draw:text-box>
        </draw:frame>
        <draw:custom-shape draw:style-name="gr10" draw:text-style-name="P10" draw:layer="layout" svg:width="9.208cm" svg:height="3.175cm" svg:x="18.143cm" svg:y="8.254cm">
          <text:p text:style-name="P9">Write and share</text:p>
          <text:p text:style-name="P9">a schema for the datas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2.588cm" svg:y1="0.952cm" svg:x2="22.588cm" svg:y2="8.254cm">
          <text:p/>
        </draw:line>
        <draw:line draw:style-name="gr11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Does it work for</text:p>
          <text:p text:style-name="P1">the consumer?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Exhausted</text:p>
          <text:p text:style-name="P1">consumer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35cm" svg:height="1.673cm" svg:x="9.345cm" svg:y="12.932cm">
          <draw:text-box>
            <text:p><text:span text:style-name="T3">Yes</text:span></text:p>
            <text:p><text:span text:style-name="T3">‍😫</text:span></text:p>
          </draw:text-box>
        </draw:frame>
        <draw:line draw:style-name="gr2" draw:text-style-name="P3" draw:layer="layout" svg:x1="4.127cm" svg:y1="13.652cm" svg:x2="1.905cm" svg:y2="13.652cm">
          <text:p/>
        </draw:line>
        <draw:frame draw:style-name="gr13" draw:text-style-name="P11" draw:layer="layout" svg:width="1.311cm" svg:height="1.673cm" svg:x="2.181cm" svg:y="12.932cm">
          <draw:text-box>
            <text:p><text:span text:style-name="T4">No</text:span></text:p>
            <text:p><text:span text:style-name="T4">😞</text:span></text:p>
          </draw:text-box>
        </draw:frame>
        <draw:frame draw:style-name="gr14" draw:text-style-name="P12" draw:layer="layout" svg:width="3.81cm" svg:height="2.384cm" svg:x="-0.208cm" svg:y="12.856cm">
          <draw:text-box>
            <text:p><text:span text:style-name="T5">Consumer</text:span></text:p>
            <text:p><text:span text:style-name="T5">gives 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3:51:24.709791867</meta:creation-date>
    <dc:date>2021-07-23T00:05:33.971858316</dc:date>
    <meta:editing-duration>PT5H43M22S</meta:editing-duration>
    <meta:editing-cycles>134</meta:editing-cycles>
    <meta:generator>LibreOffice/6.2.3.2$Linux_X86_64 LibreOffice_project/aecc05fe267cc68dde00352a451aa867b3b546ac</meta:generator>
    <meta:document-statistic meta:object-count="25"/>
  </office:meta>
</office:document-meta>
</file>